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8cm" fo:min-width="7.548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6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41cm" fo:min-width="8.30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426cm" fo:min-width="4.57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59cm" fo:min-width="9.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259cm" fo:min-width="7.28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051cm" fo:min-width="8.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052cm" fo:min-width="3.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052cm" fo:min-width="7.4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525cm" fo:min-width="4.2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498cm" fo:min-width="4.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053cm" fo:min-width="8.8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7.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804cm" fo:min-width="7.5cm"/>
    </style:style>
    <style:style style:name="gr16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791cm" fo:min-width="7.8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677cm" fo:min-width="8.838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195cm" fo:min-width="8.838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09cm" fo:min-width="8.626cm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-color="#ffffff"/>
      <style:paragraph-properties fo:text-align="center"/>
      <style:text-properties fo:font-size="16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  <style:text-properties fo:font-size="16pt"/>
    </style:style>
    <style:style style:name="P6" style:family="paragraph">
      <style:paragraph-properties fo:text-align="center"/>
      <style:text-properties fo:font-size="14pt"/>
    </style:style>
    <style:style style:name="P7" style:family="paragraph">
      <loext:graphic-properties draw:fill-color="#ffffff"/>
      <style:paragraph-properties fo:text-align="center"/>
      <style:text-properties fo:font-size="14pt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font-size="14pt"/>
    </style:style>
    <style:style style:name="P9" style:family="paragraph">
      <loext:graphic-properties draw:fill-color="#ffffff"/>
      <style:paragraph-properties fo:text-align="center"/>
      <style:text-properties fo:font-size="16pt" style:font-size-asian="12pt" style:font-size-complex="12pt"/>
    </style:style>
    <style:style style:name="T1" style:family="text">
      <style:text-properties style:font-size-asian="8pt" style:font-size-complex="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8.048cm" svg:height="1.43cm" svg:x="7.077cm" svg:y="4cm">
          <text:p text:style-name="P1"><text:span text:style-name="T1">Initialisation des périphérique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9.59cm" svg:height="1.9cm" svg:x="1cm" svg:y="1cm">
          <draw:text-box>
            <text:p text:style-name="P3"><text:span text:style-name="T2">Mise en marche</text:span></text:p>
          </draw:text-box>
        </draw:frame>
        <draw:custom-shape draw:style-name="gr3" draw:text-style-name="P2" xml:id="id2" draw:id="id2" draw:layer="layout" svg:width="8.805cm" svg:height="1.291cm" svg:x="6.698cm" svg:y="7.824cm">
          <text:p text:style-name="P1"><text:span text:style-name="T1">Active l’alimentation 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5.072cm" svg:height="1.676cm" svg:x="8.565cm" svg:y="11.511cm">
          <text:p text:style-name="P1"><text:span text:style-name="T1">Envoit l’identité (fixe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9.6cm" svg:height="1.509cm" svg:x="6.3cm" svg:y="15.582cm">
          <text:p text:style-name="P1"><text:span text:style-name="T1">Réception de la limite de couran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7.786cm" svg:height="1.509cm" svg:x="7.207cm" svg:y="19.486cm">
          <text:p text:style-name="P1"><text:span text:style-name="T1">Réception de la consigne de dépar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7.786cm" svg:height="1.509cm" svg:x="7.207cm" svg:y="23.391cm">
          <text:p text:style-name="P1"><text:span text:style-name="T1">Fonctionnement normal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1.101cm" svg:y1="5.43cm" svg:x2="11.1cm" svg:y2="7.824cm" draw:start-shape="id1" draw:start-glue-point="2" draw:end-shape="id2" draw:end-glue-point="0" svg:d="M11101 5430v1197h-1v1197" svg:viewBox="0 0 2 2395">
          <text:p/>
        </draw:connector>
        <draw:connector draw:style-name="gr7" draw:text-style-name="P5" draw:layer="layout" svg:x1="11.1cm" svg:y1="9.115cm" svg:x2="11.101cm" svg:y2="11.511cm" draw:start-shape="id2" draw:start-glue-point="2" draw:end-shape="id3" draw:end-glue-point="0" svg:d="M11100 9115v1198h1v1198" svg:viewBox="0 0 2 2397">
          <text:p/>
        </draw:connector>
        <draw:connector draw:style-name="gr7" draw:text-style-name="P5" draw:layer="layout" svg:x1="11.101cm" svg:y1="13.187cm" svg:x2="11.1cm" svg:y2="15.582cm" draw:start-shape="id3" draw:start-glue-point="2" draw:end-shape="id4" draw:end-glue-point="0" svg:d="M11101 13187v1197h-1v1198" svg:viewBox="0 0 2 2396">
          <text:p/>
        </draw:connector>
        <draw:connector draw:style-name="gr7" draw:text-style-name="P5" draw:layer="layout" svg:x1="11.1cm" svg:y1="17.091cm" svg:x2="11.1cm" svg:y2="19.486cm" draw:start-shape="id4" draw:start-glue-point="2" draw:end-shape="id5" draw:end-glue-point="0" svg:d="M11100 17091v2395" svg:viewBox="0 0 1 2396">
          <text:p/>
        </draw:connector>
        <draw:connector draw:style-name="gr7" draw:text-style-name="P5" draw:layer="layout" svg:x1="11.1cm" svg:y1="20.995cm" svg:x2="11.1cm" svg:y2="23.391cm" draw:start-shape="id5" draw:start-glue-point="2" draw:end-shape="id6" draw:end-glue-point="0" svg:d="M11100 20995v2396" svg:viewBox="0 0 1 2397">
          <text:p/>
        </draw:connector>
      </draw:page>
      <draw:page draw:name="page2" draw:style-name="dp1" draw:master-page-name="Default">
        <draw:frame draw:style-name="gr2" draw:text-style-name="P4" draw:layer="layout" svg:width="19.59cm" svg:height="1.9cm" svg:x="1cm" svg:y="1cm">
          <draw:text-box>
            <text:p text:style-name="P3"><text:span text:style-name="T2">Lecture de courant</text:span></text:p>
          </draw:text-box>
        </draw:frame>
        <draw:custom-shape draw:style-name="gr8" draw:text-style-name="P7" xml:id="id7" draw:id="id7" draw:layer="layout" svg:width="9cm" svg:height="1.301cm" svg:x="5.6cm" svg:y="3.558cm">
          <text:p text:style-name="P6"><text:span text:style-name="T1">Lecture de la tension de la sh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8" draw:id="id8" draw:layer="layout" svg:width="4cm" svg:height="1.302cm" svg:x="8.1cm" svg:y="7.091cm">
          <text:p text:style-name="P6"><text:span text:style-name="T1">Filtre les donné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10" draw:id="id10" draw:layer="layout" svg:width="7.9cm" svg:height="1.302cm" svg:x="6.15cm" svg:y="14.158cm">
          <text:p text:style-name="P6"><text:span text:style-name="T1">Compare les résultats avec les limi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11" draw:id="id11" draw:layer="layout" svg:width="4.7cm" svg:height="1.775cm" svg:x="1.625cm" svg:y="19.718cm">
          <text:p text:style-name="P6"><text:span text:style-name="T1">Lecture &gt; limite Décha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12" draw:id="id12" draw:layer="layout" svg:width="4.7cm" svg:height="1.775cm" svg:x="14.8cm" svg:y="19.718cm">
          <text:p text:style-name="P6"><text:span text:style-name="T1">Lecture &gt; <text:s/>limite Cha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13" draw:id="id13" draw:layer="layout" svg:width="5cm" svg:height="2.748cm" svg:x="1.475cm" svg:y="23.252cm">
          <text:p text:style-name="P6"><text:span text:style-name="T1">Envoit un message d’erreur (Décharge excessive) au 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14" draw:id="id14" draw:layer="layout" svg:width="5cm" svg:height="2.748cm" svg:x="14.65cm" svg:y="23.252cm">
          <text:p text:style-name="P6"><text:span text:style-name="T1">Envoit un message d’erreur (Charge excesive) au 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9" draw:id="id9" draw:layer="layout" svg:width="9.3cm" svg:height="1.303cm" svg:x="5.45cm" svg:y="10.624cm">
          <text:p text:style-name="P6"><text:span text:style-name="T1">Sauve les lectures dans la base de donné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layout" svg:x1="10.1cm" svg:y1="4.859cm" svg:x2="10.1cm" svg:y2="7.091cm" draw:start-shape="id7" draw:start-glue-point="2" draw:end-shape="id8" draw:end-glue-point="0" svg:d="M10100 4859v2232" svg:viewBox="0 0 1 2233">
          <text:p/>
        </draw:connector>
        <draw:connector draw:style-name="gr7" draw:text-style-name="P8" draw:layer="layout" svg:x1="10.1cm" svg:y1="8.393cm" svg:x2="10.1cm" svg:y2="10.624cm" draw:start-shape="id8" draw:start-glue-point="2" draw:end-shape="id9" draw:end-glue-point="0" svg:d="M10100 8393v2231" svg:viewBox="0 0 1 2232">
          <text:p/>
        </draw:connector>
        <draw:connector draw:style-name="gr7" draw:text-style-name="P8" draw:layer="layout" svg:x1="10.1cm" svg:y1="11.927cm" svg:x2="10.1cm" svg:y2="14.158cm" draw:start-shape="id9" draw:start-glue-point="2" draw:end-shape="id10" draw:end-glue-point="0" svg:d="M10100 11927v2231" svg:viewBox="0 0 1 2232">
          <text:p/>
        </draw:connector>
        <draw:connector draw:style-name="gr7" draw:text-style-name="P8" draw:layer="layout" svg:x1="10.1cm" svg:y1="15.46cm" svg:x2="3.975cm" svg:y2="19.718cm" draw:start-shape="id10" draw:start-glue-point="2" draw:end-shape="id11" svg:d="M10100 15460v2129h-6125v2129" svg:viewBox="0 0 6126 4259">
          <text:p/>
        </draw:connector>
        <draw:connector draw:style-name="gr7" draw:text-style-name="P8" draw:layer="layout" svg:x1="10.1cm" svg:y1="15.46cm" svg:x2="17.15cm" svg:y2="19.718cm" draw:start-shape="id10" draw:start-glue-point="2" draw:end-shape="id12" svg:d="M10100 15460v2129h7050v2129" svg:viewBox="0 0 7051 4259">
          <text:p/>
        </draw:connector>
        <draw:connector draw:style-name="gr7" draw:text-style-name="P8" draw:layer="layout" svg:x1="14.05cm" svg:y1="14.809cm" svg:x2="10.1cm" svg:y2="3.558cm" draw:start-shape="id10" draw:start-glue-point="1" draw:end-shape="id7" draw:end-glue-point="0" svg:d="M14050 14809h1051v-11753h-5001v502" svg:viewBox="0 0 5002 11754">
          <text:p/>
        </draw:connector>
        <draw:connector draw:style-name="gr7" draw:text-style-name="P8" draw:layer="layout" svg:x1="3.975cm" svg:y1="21.493cm" svg:x2="3.975cm" svg:y2="23.252cm" draw:start-shape="id11" draw:start-glue-point="2" draw:end-shape="id13" draw:end-glue-point="0" svg:d="M3975 21493v1759" svg:viewBox="0 0 1 1760">
          <text:p/>
        </draw:connector>
        <draw:connector draw:style-name="gr7" draw:text-style-name="P8" draw:layer="layout" svg:x1="17.15cm" svg:y1="21.493cm" svg:x2="17.15cm" svg:y2="23.252cm" draw:start-shape="id12" draw:start-glue-point="2" draw:end-shape="id14" draw:end-glue-point="0" svg:d="M17150 21493v1759" svg:viewBox="0 0 1 1760">
          <text:p/>
        </draw:connector>
      </draw:page>
      <draw:page draw:name="page3" draw:style-name="dp1" draw:master-page-name="Default">
        <draw:custom-shape draw:style-name="gr14" draw:text-style-name="P9" xml:id="id17" draw:id="id17" draw:layer="layout" svg:width="8cm" svg:height="3cm" svg:x="4cm" svg:y="3cm">
          <text:p text:style-name="P1"><text:span text:style-name="T3">Lecture de la base de données pour les messages destinés au bus CAN externe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15" draw:id="id15" draw:layer="layout" svg:width="8cm" svg:height="2.054cm" svg:x="4cm" svg:y="10cm">
          <text:p text:style-name="P1"><text:span text:style-name="T3">Envoie des messages sur le bus CAN exter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svg:x1="12cm" svg:y1="11.027cm" svg:x2="15.85cm" svg:y2="8.412cm" draw:start-shape="id15" draw:start-glue-point="1" draw:end-shape="id16" draw:end-glue-point="2" svg:d="M12000 11027h3850v-2615" svg:viewBox="0 0 3851 2616">
          <text:p/>
        </draw:connector>
        <draw:connector draw:style-name="gr7" draw:text-style-name="P5" draw:layer="layout" svg:x1="15.85cm" svg:y1="7.371cm" svg:x2="12cm" svg:y2="4.5cm" draw:start-shape="id16" draw:start-glue-point="0" draw:end-shape="id17" draw:end-glue-point="1" svg:d="M15850 7371v-2871h-3850" svg:viewBox="0 0 3851 2872">
          <text:p/>
        </draw:connector>
        <draw:custom-shape draw:style-name="gr17" draw:text-style-name="P9" xml:id="id16" draw:id="id16" draw:layer="layout" svg:width="8.3cm" svg:height="1.041cm" svg:x="11.7cm" svg:y="7.371cm">
          <text:p text:style-name="P1"><text:span text:style-name="T3">Délai de x secon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8cm" svg:y1="6cm" svg:x2="8cm" svg:y2="10cm" draw:start-shape="id17" draw:start-glue-point="2" draw:end-shape="id15" draw:end-glue-point="0" svg:d="M8000 6000v4000" svg:viewBox="0 0 1 4001">
          <text:p/>
        </draw:connector>
        <draw:frame draw:style-name="gr2" draw:text-style-name="P4" draw:layer="layout" svg:width="19.59cm" svg:height="1.9cm" svg:x="1cm" svg:y="1cm">
          <draw:text-box>
            <text:p text:style-name="P3"><text:span text:style-name="T2">CAN <text:s/>TX</text:span></text:p>
          </draw:text-box>
        </draw:frame>
        <draw:custom-shape draw:style-name="gr18" draw:text-style-name="P9" xml:id="id19" draw:id="id19" draw:layer="layout" svg:width="9.338cm" svg:height="0.927cm" svg:x="6.562cm" svg:y="20.067cm">
          <text:p text:style-name="P1"><text:span text:style-name="T3">Identifie le cont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9" xml:id="id18" draw:id="id18" draw:layer="layout" svg:width="9.338cm" svg:height="1.445cm" svg:x="6.562cm" svg:y="16.196cm">
          <text:p text:style-name="P1"><text:span text:style-name="T3">Reçoit un </text:span></text:p>
          <text:p text:style-name="P1"><text:span text:style-name="T3">message C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20" draw:id="id20" draw:layer="layout" svg:width="9.126cm" svg:height="1.34cm" svg:x="6.668cm" svg:y="23.416cm">
          <text:p text:style-name="P1"><text:span text:style-name="T3">Met à jour la base </text:span></text:p>
          <text:p text:style-name="P1"><text:span text:style-name="T3">de donné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11.231cm" svg:y1="17.641cm" svg:x2="11.231cm" svg:y2="20.067cm" draw:start-shape="id18" draw:start-glue-point="2" draw:end-shape="id19" draw:end-glue-point="0" svg:d="M11231 17641v2426" svg:viewBox="0 0 1 2427">
          <text:p/>
        </draw:connector>
        <draw:connector draw:style-name="gr7" draw:text-style-name="P5" draw:layer="layout" svg:x1="11.231cm" svg:y1="20.994cm" svg:x2="11.231cm" svg:y2="23.416cm" draw:start-shape="id19" draw:start-glue-point="2" draw:end-shape="id20" draw:end-glue-point="0" svg:d="M11231 20994v2422" svg:viewBox="0 0 1 2423">
          <text:p/>
        </draw:connector>
        <draw:connector draw:style-name="gr7" draw:text-style-name="P5" draw:layer="layout" draw:line-skew="0.743cm -2.061cm -0.694cm" svg:x1="11.231cm" svg:y1="24.756cm" svg:x2="11.231cm" svg:y2="16.196cm" draw:start-shape="id20" draw:start-glue-point="2" draw:end-shape="id18" draw:end-glue-point="0" svg:d="M11231 24756v1244h-7231v-11000h7231v1196" svg:viewBox="0 0 7232 11001">
          <text:p/>
        </draw:connector>
        <draw:frame draw:style-name="gr2" draw:text-style-name="P4" draw:layer="layout" svg:width="19.59cm" svg:height="1.9cm" svg:x="1cm" svg:y="12.8cm">
          <draw:text-box>
            <text:p text:style-name="P3"><text:span text:style-name="T2">CAN <text:s/>R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7:49:15.859726152</meta:creation-date>
    <meta:generator>LibreOffice/5.2.7.2$Windows_x86 LibreOffice_project/2b7f1e640c46ceb28adf43ee075a6e8b8439ed10</meta:generator>
    <dc:date>2017-07-01T15:42:56.929000000</dc:date>
    <meta:editing-duration>PT2H24M31S</meta:editing-duration>
    <meta:editing-cycles>23</meta:editing-cycles>
    <meta:document-statistic meta:object-count="43"/>
  </office:meta>
</office:document-meta>
</file>